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6a9955" style:font-name="Consolas" fo:font-size="10.5pt" style:letter-kerning="false" style:font-name-asian="Times New Roman" style:font-size-asian="10.5pt" style:language-asian="en" style:country-asian="US" style:font-name-complex="Times New Roman" style:font-size-complex="10.5pt" style:language-complex="ar" style:country-complex="SA"/>
    </style:style>
    <style:style style:name="T2" style:family="text">
      <style:text-properties officeooo:rsid="000c2fd3"/>
    </style:style>
    <style:style style:name="T3" style:family="text">
      <style:text-properties officeooo:rsid="000c5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trat running the program on local machine on multiple kernels:</text:p>
      <text:p text:style-name="Standard"/>
      <text:p text:style-name="Standard">1. master:</text:p>
      <text:p text:style-name="Standard"><text:tab/>python3 master.py 3</text:p>
      <text:p text:style-name="Standard"/>
      <text:p text:style-name="Standard">2. Client:</text:p>
      <text:p text:style-name="Standard"><text:tab/><text:span text:style-name="T2">python3 client.py 3</text:span></text:p>
      <text:p text:style-name="Standard"/>
      <text:p text:style-name="Standard">3. Datakeeper:</text:p>
      <text:p text:style-name="Standard"><text:tab/>python3 datakeeper.py 6666 <text:span text:style-name="T3">1</text:span></text:p>
      <text:p text:style-name="Standard"/>
      <text:p text:style-name="Standard">4. DatakeeperAlive:</text:p>
      <text:p text:style-name="Standard"><text:tab/>python3 datakeeperAlive.py <text:span text:style-name="T2">1</text:span> 6666 <text:span text:style-name="T2">3</text:span></text:p>
      <text:p text:style-name="Standard"/>
      <text:p text:style-name="Standard">In dk_ips.txt file:</text:p>
      <text:p text:style-name="Standard"><text:tab/>&lt;number of datakeepers&gt; &lt;list of their ip:port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4-16T18:05:00Z</meta:creation-date>
    <dc:date>2020-04-30T21:58:12.328642726</dc:date>
    <meta:editing-cycles>7</meta:editing-cycles>
    <meta:editing-duration>PT6M31S</meta:editing-duration>
    <meta:document-statistic meta:table-count="0" meta:image-count="0" meta:object-count="0" meta:page-count="1" meta:paragraph-count="11" meta:word-count="44" meta:character-count="292" meta:non-whitespace-character-count="254"/>
    <meta:template xlink:type="simple" xlink:actuate="onRequest" xlink:title="" xlink:href="Normal.dotm"/>
  </office:meta>
</office:document-meta>
</file>